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fi" fo:country="FI"/>
    </style:style>
    <style:style style:name="P2" style:parent-style-name="Standard" style:list-style-name="LFO1" style:family="paragraph"/>
  </office:automatic-styles>
  <office:body>
    <office:text text:use-soft-page-breaks="true">
      <text:p text:style-name="P1">Vedran, Oheneba, Thanh, GeonHui Yoon (Jamie)</text:p>
      <text:p text:style-name="Standard">07.11.2017</text:p>
      <text:p text:style-name="Standard">The Zumo Robot was given along with the rechargeable batteries (1.4V*4).</text:p>
      <text:p text:style-name="Standard">The voltage of the batteries was calculated.</text:p>
      <text:list text:style-name="LFO1" text:continue-numbering="true">
        <text:list-item>
          <text:p text:style-name="P2">The<text:s/>voltage which was scaled down (3.8V) was multiplied by the scale factor which is 2/3, giving the actual battery voltage reading which was 5.18V.</text:p>
        </text:list-item>
      </text:list>
      <text:p text:style-name="Standard">hell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atang" style:font-name-asian="Batang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heneba Poku-Marboah</dc:creator>
    <meta:creation-date>2017-11-07T12:55:00Z</meta:creation-date>
    <dc:date>2017-11-08T14:31:00Z</dc:date>
    <meta:template xlink:href="Normal" xlink:type="simple"/>
    <meta:editing-cycles>3</meta:editing-cycles>
    <meta:editing-duration>PT1800S</meta:editing-duration>
    <meta:document-statistic meta:page-count="1" meta:paragraph-count="1" meta:word-count="49" meta:character-count="328" meta:row-count="2" meta:non-whitespace-character-count="280"/>
  </office:meta>
</office:document-meta>
</file>